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1cdf65"/>
    </style:style>
    <style:style style:name="P3" style:family="paragraph" style:parent-style-name="Standard">
      <style:paragraph-properties fo:line-height="115%" fo:break-before="auto" fo:break-after="auto" style:writing-mode="lr-tb"/>
      <style:text-properties officeooo:rsid="001cbc94" officeooo:paragraph-rsid="001cbc94"/>
    </style:style>
    <style:style style:name="P4" style:family="paragraph" style:parent-style-name="Standard">
      <style:paragraph-properties fo:line-height="115%" fo:break-before="auto" fo:break-after="auto" style:writing-mode="lr-tb"/>
      <style:text-properties officeooo:rsid="001f2eb2" officeooo:paragraph-rsid="001f2eb2"/>
    </style:style>
    <style:style style:name="P5" style:family="paragraph" style:parent-style-name="Standard">
      <style:paragraph-properties fo:line-height="115%" fo:break-before="auto" fo:break-after="auto" style:writing-mode="lr-tb"/>
      <style:text-properties fo:font-style="normal" officeooo:rsid="00220ede" officeooo:paragraph-rsid="00220ede" style:font-style-asian="normal" style:font-style-complex="normal"/>
    </style:style>
    <style:style style:name="P6" style:family="paragraph" style:parent-style-name="Standard">
      <style:paragraph-properties fo:line-height="115%" style:writing-mode="lr-tb"/>
      <style:text-properties officeooo:rsid="001cbc94" officeooo:paragraph-rsid="001cbc94"/>
    </style:style>
    <style:style style:name="P7" style:family="paragraph" style:parent-style-name="Standard" style:list-style-name="LS1">
      <style:paragraph-properties fo:margin-top="0in" fo:margin-bottom="0in" style:contextual-spacing="false" fo:line-height="115%" fo:break-before="auto" fo:break-after="auto" style:writing-mode="lr-tb"/>
    </style:style>
    <style:style style:name="P8" style:family="paragraph" style:parent-style-name="Standard" style:list-style-name="LS1">
      <style:paragraph-properties fo:margin-top="0in" fo:margin-bottom="0in" style:contextual-spacing="false" fo:line-height="115%" fo:break-before="auto" fo:break-after="auto" style:writing-mode="lr-tb"/>
      <style:text-properties officeooo:paragraph-rsid="0027a6c1"/>
    </style:style>
    <style:style style:name="P9" style:family="paragraph" style:parent-style-name="Standard">
      <style:paragraph-properties fo:line-height="115%" fo:break-before="auto" fo:break-after="auto" style:writing-mode="lr-tb"/>
      <style:text-properties officeooo:rsid="0025bb46" officeooo:paragraph-rsid="0027a6c1"/>
    </style:style>
    <style:style style:name="P10" style:family="paragraph" style:parent-style-name="Standard">
      <style:paragraph-properties fo:line-height="115%" style:writing-mode="lr-tb"/>
      <style:text-properties officeooo:rsid="0025bb46" officeooo:paragraph-rsid="0027a6c1"/>
    </style:style>
    <style:style style:name="P11" style:family="paragraph" style:parent-style-name="Standard">
      <style:paragraph-properties fo:line-height="115%" style:writing-mode="lr-tb"/>
      <style:text-properties officeooo:rsid="0027a6c1" officeooo:paragraph-rsid="0027a6c1"/>
    </style:style>
    <style:style style:name="P12" style:family="paragraph" style:parent-style-name="Heading_20_2">
      <style:paragraph-properties fo:line-height="115%" fo:break-before="auto" fo:break-after="auto" style:writing-mode="lr-tb"/>
    </style:style>
    <style:style style:name="P13" style:family="paragraph" style:parent-style-name="Heading_20_1" style:master-page-name="Standard">
      <style:paragraph-properties fo:line-height="115%" style:page-number="auto" fo:break-before="auto" fo:break-after="auto" style:writing-mode="lr-tb"/>
    </style:style>
    <style:style style:name="T1" style:family="text">
      <style:text-properties officeooo:rsid="001cbc94"/>
    </style:style>
    <style:style style:name="T2" style:family="text">
      <style:text-properties officeooo:rsid="001cdf65"/>
    </style:style>
    <style:style style:name="T3" style:family="text">
      <style:text-properties officeooo:rsid="001e02c5"/>
    </style:style>
    <style:style style:name="T4" style:family="text">
      <style:text-properties officeooo:rsid="001f2eb2"/>
    </style:style>
    <style:style style:name="T5" style:family="text">
      <style:text-properties fo:font-style="normal" style:font-style-asian="normal" style:font-style-complex="normal"/>
    </style:style>
    <style:style style:name="T6" style:family="text">
      <style:text-properties fo:font-style="normal" officeooo:rsid="0020326f" style:font-style-asian="normal" style:font-style-complex="normal"/>
    </style:style>
    <style:style style:name="T7" style:family="text">
      <style:text-properties fo:font-style="normal" officeooo:rsid="00204f1a" style:font-style-asian="normal" style:font-style-complex="normal"/>
    </style:style>
    <style:style style:name="T8" style:family="text">
      <style:text-properties fo:font-style="normal" officeooo:rsid="00279f09" style:font-style-asian="normal" style:font-style-complex="normal"/>
    </style:style>
    <style:style style:name="T9" style:family="text">
      <style:text-properties officeooo:rsid="0024046c"/>
    </style:style>
    <style:style style:name="T10" style:family="text">
      <style:text-properties officeooo:rsid="00279f09"/>
    </style:style>
    <style:style style:name="T11" style:family="text">
      <style:text-properties officeooo:rsid="0027a6c1"/>
    </style:style>
    <style:style style:name="T12" style:family="text">
      <style:text-properties officeooo:rsid="0028cc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0"><text:bookmark text:name="h.17sl3hmc72s1"/>CS 378 Lab 04 Report. <text:s/>20th August, 2014</text:h>
      <text:p text:style-name="P1">(Six Questions)</text:p>
      <text:h text:style-name="P12" text:outline-level="10"><text:bookmark text:name="h.mgno01m0q2hn"/>Roll Number: <text:tab/><text:span text:style-name="T1">120050047</text:span><text:tab/><text:tab/><text:tab/>Name: <text:span text:style-name="T1">Rakesh Ranjan</text:span></text:h>
      <text:p text:style-name="P1"/>
      <text:p text:style-name="P1">For <text:s/>the questions below you you should refer to your rough notes, and mention numbers or refer to your charts in your answers. Your conclusions are being drawn from the results, so you must make references to them while explaining the results. BE AS CRISP AS POSSIBLE IN YOUR ANSWERS. DO NOT EXCEED THE WORD LIMITS (FEWER WORDS ARE BETTER).</text:p>
      <text:p text:style-name="P1"/>
      <text:list xml:id="list7283217904618235203" text:style-name="LS1">
        <text:list-item>
          <text:p text:style-name="P7">Which line in the ns2 tcl file creates the LAN? Copy-paste it here.</text:p>
        </text:list-item>
      </text:list>
      <text:p text:style-name="P3">set lan [$ns newLan $nodelist $opt(bw) $opt(delay) \</text:p>
      <text:p text:style-name="P6"><text:tab/><text:tab/><text:tab/>-llType $opt(ll) -ifqType $opt(ifq) \</text:p>
      <text:p text:style-name="P6"><text:tab/><text:tab/><text:tab/>-macType $opt(mac) -chanType $opt(chan) -macTrace ON ]</text:p>
      <text:p text:style-name="P1"/>
      <text:list xml:id="list170958162187428" text:continue-numbering="true" text:style-name="LS1">
        <text:list-item>
          <text:p text:style-name="P7">For the four node experiment - what was the throughput? Did the throughput value make sense? <text:s/>(in less than 50 words)</text:p>
        </text:list-item>
      </text:list>
      <text:p text:style-name="P2"><text:tab/><text:span text:style-name="T2">throughput was: </text:span><text:s/>401.836 Kbps. <text:span text:style-name="T2">Which didn't make sense as it is more than the sum of offer rate of all the nodes combined together.</text:span></text:p>
      <text:p text:style-name="P1"/>
      <text:list xml:id="list170957719054125" text:continue-numbering="true" text:style-name="LS1">
        <text:list-item>
          <text:p text:style-name="P7">Look at first four <text:s/>“r” events <text:s/>in <text:s/>the four node trace file given in your download. <text:s/>Explain in less than 50 words <text:s/>the timings of these events.</text:p>
        </text:list-item>
      </text:list>
      <text:p text:style-name="P1"><text:tab/></text:p>
      <text:p text:style-name="P1"><text:tab/><text:span text:style-name="T3">The four packets reach approx. <text:s/>0.008s after one another. This is due to the queuing delay at the hub and the propagation delay. </text:span></text:p>
      <text:p text:style-name="P1"/>
      <text:list xml:id="list170957956224854" text:continue-numbering="true" text:style-name="LS1">
        <text:list-item>
          <text:p text:style-name="P7">Describe the results (observations) you saw in Task 1, and state your explanations/conclusions/learning (in less than 50 words).</text:p>
        </text:list-item>
      </text:list>
      <text:p text:style-name="P1"/>
      <text:p text:style-name="P1"><text:tab/><text:span text:style-name="T4">Due to more number of packets colliding when there are more nodes the delay increases. Whereas when there is only one node there are no collisions and the delay is constant and is equal to the propagation delay.</text:span></text:p>
      <text:p text:style-name="P1"/>
      <text:p text:style-name="P1"/>
      <text:list xml:id="list170958605167654" text:continue-numbering="true" text:style-name="LS1">
        <text:list-item>
          <text:p text:style-name="P7">Describe the results (observations) you saw in Task 2 &amp; 3, and state your explanations/conclusions/learning. (in less than <text:s/>200 words). </text:p>
        </text:list-item>
      </text:list>
      <text:p text:style-name="P1"/>
      <text:p text:style-name="P4">As we went up adding more nodes the throughput increased and after a certain point it decreases which is due to more collision while transmitting. We got the <text:span text:style-name="T10">maximum</text:span><text:span text:style-name="T5"> throughput when </text:span><text:span text:style-name="T6">number of </text:span><text:span text:style-name="T5">node</text:span><text:span text:style-name="T6">s</text:span><text:span text:style-name="T5"> reaches 10 </text:span><text:span text:style-name="T6">which should be true </text:span><text:span text:style-name="T8">theoretically</text:span><text:span text:style-name="T6"> </text:span><text:span text:style-name="T8">considering</text:span><text:span text:style-name="T6"> 1Mbps </text:span><text:span text:style-name="T7">link bandwidth and 100kbps transmission rate at each node.</text:span></text:p>
      <text:p text:style-name="P5">The delays are quantized as the line waits for random number of intervals to propagate the packet. Those packets for which the time<text:span text:style-name="T9">s</text:span> of waiting <text:span text:style-name="T9">are</text:span> same can be seen in the same level. </text:p>
      <text:list xml:id="list170958093986414" text:continue-numbering="true" text:style-name="LS1">
        <text:list-item>
          <text:p text:style-name="P8"><text:soft-page-break/>Describe the results (observations) you saw in Task 4, and state your explanations/conclusions/learning. (in less than <text:s/>50 words). </text:p>
        </text:list-item>
      </text:list>
      <text:p text:style-name="P9">The throughput of the node 1 increases while all of other node decreases when we increase the offered rate <text:s/>of node 1 to be 100mbps. <text:span text:style-name="T12">The overall throughput increases.</text:span> It's due to randomness in determining the time interval for the next try. It implies we should have the same offered rate for each node in order to get maximum throughput for <text:s/>every nodes.<text:span text:style-name="T11">A. </text:span></text:p>
      <text:p text:style-name="P10"><text:span text:style-name="T11"><text:tab/>node 1: 627.075 Kbps</text:span></text:p>
      <text:p text:style-name="P11"><text:s text:c="12"/>node 2: 300.139 Kbps</text:p>
      <text:p text:style-name="P11"><text:tab/>total: 890.969Kbps</text:p>
      <text:p text:style-name="P1"/>
      <text:p text:style-name="P1"/>
      <text:p text:style-name="P1"/>
      <text:list xml:id="list170959046499634" text:continue-numbering="true" text:style-name="LS1">
        <text:list-item>
          <text:p text:style-name="P7">Anything else you were curious about and tried out? Describe any extra experiments/results, including any <text:s/>you could not explain. <text:s/>(No word limit).</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suffix="." style:num-format="1">
        <style:list-level-properties text:space-before="1.75in" text:min-label-width="0.25in"/>
      </text:list-level-style-number>
      <text:list-level-style-number text:level="5" text:style-name="List1Level4" style:num-suffix="." style:num-format="a">
        <style:list-level-properties text:space-before="2.25in" text:min-label-width="0.25in"/>
      </text:list-level-style-number>
      <text:list-level-style-number text:level="6" text:style-name="List1Level5"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13</meta:editing-cycles>
    <dc:date>2014-08-20T17:09:57.389659910</dc:date>
    <meta:editing-duration>PT28M30S</meta:editing-duration>
    <meta:document-statistic meta:table-count="0" meta:image-count="0" meta:object-count="0" meta:page-count="2" meta:paragraph-count="24" meta:word-count="486" meta:character-count="2884" meta:non-whitespace-character-count="2380"/>
  </office:meta>
</office:document-meta>
</file>